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officeooo:rsid="001f2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eonardo omori farias</text:p>
      <text:p text:style-name="Preformatted_20_Text">jean carlos <text:span text:style-name="T1">Martins Miguel</text:span></text:p>
      <text:p text:style-name="Preformatted_20_Text">feito em jupyter notebo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4:05:08.703504873</dc:date>
    <meta:editing-duration>PT19S</meta:editing-duration>
    <meta:editing-cycles>1</meta:editing-cycles>
    <meta:document-statistic meta:table-count="0" meta:image-count="0" meta:object-count="0" meta:page-count="1" meta:paragraph-count="3" meta:word-count="11" meta:character-count="72" meta:non-whitespace-character-count="64"/>
    <meta:generator>LibreOffice/6.0.7.3$Linux_X86_64 LibreOffice_project/00m0$Build-3</meta:generator>
  </office:meta>
</office:document-meta>
</file>